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6b1" officeooo:paragraph-rsid="001d76b1"/>
    </style:style>
    <style:style style:name="P2" style:family="paragraph" style:parent-style-name="Standard">
      <style:text-properties officeooo:rsid="001d76b1" officeooo:paragraph-rsid="00200bb0"/>
    </style:style>
    <style:style style:name="P3" style:family="paragraph" style:parent-style-name="Standard">
      <style:text-properties officeooo:rsid="001e9b41" officeooo:paragraph-rsid="001e9b41"/>
    </style:style>
    <style:style style:name="P4" style:family="paragraph" style:parent-style-name="Standard">
      <style:text-properties officeooo:rsid="001e9b41" officeooo:paragraph-rsid="00200bb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76b1"/>
    </style:style>
    <style:style style:name="T11" style:family="text">
      <style:text-properties style:font-name="Liberation Serif1" fo:font-size="15pt" fo:font-style="normal" fo:font-weight="normal" style:font-name-asian="Liberation Serif1" style:font-size-asian="15pt" style:font-style-asian="normal" style:font-weight-asian="normal" style:font-name-complex="Liberation Serif1" style:font-size-complex="15pt" style:font-style-complex="normal" style:font-weight-complex="normal"/>
    </style:style>
    <style:style style:name="T12" style:family="text">
      <style:text-properties style:font-name="Liberation Serif1" fo:font-size="15pt" fo:font-style="normal" fo:font-weight="normal" officeooo:rsid="001d76b1" style:font-name-asian="Liberation Serif1" style:font-size-asian="15pt" style:font-style-asian="normal" style:font-weight-asian="normal" style:font-name-complex="Liberation Serif1" style:font-size-complex="15pt" style:font-style-complex="normal" style:font-weight-complex="normal"/>
    </style:style>
    <style:style style:name="T13" style:family="text">
      <style:text-properties style:font-name="Liberation Serif1" fo:font-size="15pt" officeooo:rsid="00200bb0" style:font-size-asian="15pt" style:font-size-complex="15pt"/>
    </style:style>
    <style:style style:name="T14" style:family="text">
      <style:text-properties style:font-name="Liberation Serif1" fo:font-size="12pt" fo:font-style="normal" fo:font-weight="normal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15" style:family="text">
      <style:text-properties style:font-name="Liberation Serif1" fo:font-size="12pt" fo:font-style="normal" fo:font-weight="normal" officeooo:rsid="001e9b41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T16" style:family="text">
      <style:text-properties style:font-name="Liberation Serif1" fo:font-size="12pt" fo:font-style="normal" fo:font-weight="bold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T17" style:family="text">
      <style:text-properties style:font-name="Liberation Serif1" fo:font-size="12pt" fo:font-style="italic" fo:font-weight="bold" style:font-name-asian="Liberation Serif1" style:font-size-asian="10.5pt" style:font-style-asian="italic" style:font-weight-asian="bold" style:font-name-complex="Liberation Serif1" style:font-size-complex="12pt" style:font-style-complex="italic" style:font-weight-complex="bold"/>
    </style:style>
    <style:style style:name="T18" style:family="text">
      <style:text-properties style:font-name="Liberation Serif1" fo:font-size="12pt" fo:font-style="italic" fo:font-weight="normal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T19" style:family="text">
      <style:text-properties style:font-name="Liberation Serif1" officeooo:rsid="00200bb0"/>
    </style:style>
    <style:style style:name="T20" style:family="text">
      <style:text-properties style:font-name="Liberation Serif1" fo:font-size="20pt" officeooo:rsid="00200bb0" style:font-size-asian="20pt" style:font-size-complex="20pt"/>
    </style:style>
    <style:style style:name="T21" style:family="text">
      <style:text-properties style:font-name="Liberation Serif1" fo:font-size="20pt" fo:font-style="normal" fo:font-weight="normal" officeooo:rsid="00200bb0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Liberation Serif1" fo:font-size="20pt" fo:font-style="normal" fo:font-weight="normal" officeooo:rsid="00200bb0" style:font-name-asian="Liberation Serif1" style:font-size-asian="20pt" style:font-style-asian="normal" style:font-weight-asian="normal" style:font-name-complex="Liberation Serif1" style:font-size-complex="20pt" style:font-style-complex="normal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fo:font-style="italic" style:font-size-asian="10.5pt" style:font-style-asian="italic" style:font-size-complex="12pt" style:font-style-complex="italic"/>
    </style:style>
    <style:style style:name="T25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weight="bold" style:font-size-asian="10.5pt" style:font-weight-asian="bold" style:font-size-complex="12pt" style:font-weight-complex="bold"/>
    </style:style>
    <style:style style:name="T27" style:family="text">
      <style:text-properties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font-size="13pt" style:font-size-asian="11.3500003814697pt" style:font-size-complex="13pt"/>
    </style:style>
    <style:style style:name="T29" style:family="text">
      <style:text-properties officeooo:rsid="00200bb0"/>
    </style:style>
    <style:style style:name="T30" style:family="text">
      <style:text-properties officeooo:rsid="00211d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23-01-30 13:11</text:p>
      <text:p text:style-name="Standard"/>
      <text:p text:style-name="Standard"><text:span text:style-name="T6">programmazione struttura</text:span> tipo di pr<text:span text:style-name="T30">o</text:span>grammazione basato tipicamente sul metodo </text:p>
      <text:p text:style-name="Standard">top down,per cui si suddivide il problema principale in vari sottoproblemi,ciascuno dei </text:p>
      <text:p text:style-name="Standard">quali a sua volta ulteriormente scomponibile,sino ad arrivare alla definizione di problemi</text:p>
      <text:p text:style-name="Standard">elementari semplici o non ulteriormente suddivisibili.Per la scrittura delle istruzionie l'implementazione </text:p>
      <text:p text:style-name="Standard">degli algoritmi la programmazione strutturata utilizza le seguenti tipologie di strutture:</text:p>
      <text:p text:style-name="Standard"/>
      <text:p text:style-name="Standard"><text:span text:style-name="T20">·</text:span>il <text:span text:style-name="T3">blocco</text:span>: la struttura a blocchi prevede gruppi di istruzioni trattati come un'unità</text:p>
      <text:p text:style-name="Standard">indipendente dalle altre;essi si riconoscono perchè iniziano e finiscono con delimitatori</text:p>
      <text:p text:style-name="Standard">(inizia ... finisci); i blocchi possono <text:span text:style-name="T10">avere svariati significati e funzionalià.Appartengono per esempio a questa struttura i sottoprogrammi e i segmenti di programma che vengono eseguiti <text:s/></text:span></text:p>
      <text:p text:style-name="P1">quando l’automa esecutore sposta il controllo( ossia salta )in un punto diverso del programma stesso;</text:p>
      <text:p text:style-name="P1"/>
      <text:p text:style-name="P2"><text:span text:style-name="T20">·</text:span>il<text:span text:style-name="T5"> modulo</text:span><text:span text:style-name="T8">:si suddivide il programma principale in varie parti (moduli),ciascuna delle </text:span></text:p>
      <text:p text:style-name="P1"><text:span text:style-name="T8">quali è sviluppata in maniera autonoma prima di essere inserita nel programma generale;</text:span></text:p>
      <text:p text:style-name="P1"><text:span text:style-name="T8"/></text:p>
      <text:p text:style-name="P2"><text:span text:style-name="T21">·</text:span><text:span text:style-name="T8">il </text:span><text:span text:style-name="T5">controllo</text:span><text:span text:style-name="T8">:utilizza le tre strutture di controllo fondamentali che permettono di indirizzare il flusso delle istruzioni,aggregando le azioni elementari che l’automa è in grado di eseguire:la</text:span><text:span text:style-name="T11">→</text:span><text:span text:style-name="T14">sequenzasequenza,la selezione o</text:span><text:span text:style-name="T11">→</text:span><text:span text:style-name="T14">alternativa,il</text:span><text:span text:style-name="T11">→</text:span><text:span text:style-name="T14">ciclo(</text:span><text:span text:style-name="T11">→</text:span><text:span text:style-name="T14">Böhm-Jacopini,teorema di).Tali <text:s/>strutture possono essere rappresentate con diagramma di flusso,o con altri metodi grafici,in particolare i diagrammi di </text:span><text:span text:style-name="T11">→</text:span><text:span text:style-name="T15">Nassi-Shneiderman;</text:span></text:p>
      <text:p text:style-name="P1"><text:span text:style-name="T15"/></text:p>
      <text:p text:style-name="P4"><text:span text:style-name="T22">·</text:span><text:span text:style-name="T14">la</text:span><text:span text:style-name="T18"> funzione</text:span><text:span text:style-name="T17"> </text:span><text:span text:style-name="T14">(</text:span><text:span text:style-name="T12">→</text:span><text:span text:style-name="T14">funzione,in un linguaggio di programmazione);</text:span></text:p>
      <text:p text:style-name="P3"><text:span text:style-name="T14"/></text:p>
      <text:p text:style-name="P4"><text:span text:style-name="T22">·</text:span><text:span text:style-name="T14">la </text:span><text:span text:style-name="T12">→ </text:span><text:span text:style-name="T18">procedura</text:span><text:span text:style-name="T14">;</text:span></text:p>
      <text:p text:style-name="P3"><text:span text:style-name="T14"/></text:p>
      <text:p text:style-name="P4"><text:span text:style-name="T22">·</text:span><text:span text:style-name="T14">la </text:span><text:span text:style-name="T12">→</text:span><text:span text:style-name="T18">proposizione logica</text:span><text:span text:style-name="T14">(</text:span><text:span text:style-name="T12">→</text:span><text:span text:style-name="T14">enunciati,linguaggio dei).</text:span></text:p>
      <text:p text:style-name="P3"><text:span text:style-name="T14"/></text:p>
      <text:p text:style-name="P3"><text:span text:style-name="T14">2023-01-30 13:3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3:20:16.749830578</meta:creation-date>
    <dc:date>2023-01-30T13:39:07.169422178</dc:date>
    <meta:editing-duration>PT7M4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08" meta:character-count="1672" meta:non-whitespace-character-count="1474"/>
  </office:meta>
</office:document-meta>
</file>